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2239" officeooo:paragraph-rsid="00082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On average advertiser “i” received r*theta value for each user that sees the ad. This is its truthful valuation. If he bids thruthfully then his bid is r*theta.</text:p>
      <text:p text:style-name="P1">2.</text:p>
      <text:p text:style-name="P1">With constant click through rate the only condition in auction is participants' valuation of clicks. <text:s/>We can show that even if a bidder had access to the information about the second highest bid (he doesn't) he still has no incentive to change his strategy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6:28:41.568978161</meta:creation-date>
    <dc:date>2016-02-29T21:10:14.224264482</dc:date>
    <meta:editing-duration>PT4H26M22S</meta:editing-duration>
    <meta:editing-cycles>1</meta:editing-cycles>
    <meta:document-statistic meta:table-count="0" meta:image-count="0" meta:object-count="0" meta:page-count="1" meta:paragraph-count="4" meta:word-count="74" meta:character-count="423" meta:non-whitespace-character-count="350"/>
    <meta:generator>LibreOffice/5.0.5.2$Linux_X86_64 LibreOffice_project/00m0$Build-2</meta:generator>
  </office:meta>
</office:document-meta>
</file>